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myriad pro" svg:font-family="'myriad pro'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662cd" officeooo:paragraph-rsid="002f6230"/>
    </style:style>
    <style:style style:name="P4" style:family="paragraph" style:parent-style-name="Table_20_Contents">
      <style:text-properties officeooo:rsid="00124a89" officeooo:paragraph-rsid="00192189"/>
    </style:style>
    <style:style style:name="P5" style:family="paragraph" style:parent-style-name="Table_20_Contents">
      <style:text-properties officeooo:rsid="00124a89" officeooo:paragraph-rsid="003c5414"/>
    </style:style>
    <style:style style:name="P6" style:family="paragraph" style:parent-style-name="Table_20_Contents">
      <style:text-properties officeooo:rsid="00124a89" officeooo:paragraph-rsid="00461963"/>
    </style:style>
    <style:style style:name="P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9" style:family="paragraph" style:parent-style-name="Table_20_Contents">
      <style:text-properties style:font-name="helevetica" officeooo:rsid="00124a89" officeooo:paragraph-rsid="0015d714"/>
    </style:style>
    <style:style style:name="P10" style:family="paragraph" style:parent-style-name="Table_20_Contents">
      <style:text-properties style:font-name="helevetica" fo:font-size="12pt" officeooo:rsid="00124a89" officeooo:paragraph-rsid="00192189" style:font-size-asian="12pt" style:font-size-complex="12pt"/>
    </style:style>
    <style:style style:name="P11" style:family="paragraph" style:parent-style-name="Table_20_Contents">
      <style:text-properties style:font-name="helevetica" fo:font-size="12pt" officeooo:rsid="002382c5" officeooo:paragraph-rsid="002382c5" style:font-size-asian="12pt" style:font-size-complex="12pt"/>
    </style:style>
    <style:style style:name="P12" style:family="paragraph" style:parent-style-name="Table_20_Contents">
      <style:text-properties style:font-name="helevetica" fo:font-weight="bold" officeooo:rsid="0014b94e" officeooo:paragraph-rsid="00192189" style:font-weight-asian="bold" style:font-weight-complex="bold"/>
    </style:style>
    <style:style style:name="P13" style:family="paragraph" style:parent-style-name="Table_20_Contents">
      <style:text-properties style:font-name="helevetica" fo:font-weight="bold" officeooo:rsid="00307bf2" officeooo:paragraph-rsid="00307bf2" style:font-weight-asian="bold" style:font-weight-complex="bold"/>
    </style:style>
    <style:style style:name="P14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15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5901e" officeooo:paragraph-rsid="0035901e" style:font-weight-asian="bold" style:font-weight-complex="bold"/>
    </style:style>
    <style:style style:name="P1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bold" officeooo:rsid="002f6230" officeooo:paragraph-rsid="002f6230" fo:background-color="transparent" style:font-weight-asian="bold" style:font-weight-complex="bold"/>
    </style:style>
    <style:style style:name="P17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3122d" officeooo:paragraph-rsid="0033122d" style:font-weight-asian="normal" style:font-weight-complex="normal"/>
    </style:style>
    <style:style style:name="P18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73e5c" officeooo:paragraph-rsid="00373e5c" style:font-weight-asian="normal" style:font-weight-complex="normal"/>
    </style:style>
    <style:style style:name="P19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2f6230" fo:background-color="transparent" style:font-weight-asian="normal" style:font-weight-complex="normal"/>
    </style:style>
    <style:style style:name="P20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124a89" officeooo:paragraph-rsid="00192189" style:font-size-asian="12pt" style:font-size-complex="12pt"/>
    </style:style>
    <style:style style:name="P21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395653" officeooo:paragraph-rsid="00192189" style:font-size-asian="12pt" style:font-size-complex="12pt"/>
    </style:style>
    <style:style style:name="P22" style:family="paragraph" style:parent-style-name="Table_20_Contents" style:list-style-name="L1">
      <style:text-properties style:font-name="helevetica" fo:font-size="12pt" officeooo:rsid="0014b94e" officeooo:paragraph-rsid="00192189" style:font-size-asian="12pt" style:font-size-complex="12pt"/>
    </style:style>
    <style:style style:name="P23" style:family="paragraph" style:parent-style-name="Table_20_Contents">
      <style:text-properties style:font-name="helevetica" fo:font-style="normal" officeooo:rsid="00124a89" officeooo:paragraph-rsid="0015d714" style:font-style-asian="normal" style:font-style-complex="normal"/>
    </style:style>
    <style:style style:name="P24" style:family="paragraph" style:parent-style-name="Table_20_Contents">
      <style:text-properties style:font-name="helevetica" officeooo:rsid="003d64b1" officeooo:paragraph-rsid="003d64b1"/>
    </style:style>
    <style:style style:name="P25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502cf7" officeooo:paragraph-rsid="00502cf7" fo:background-color="transparent" style:font-weight-asian="normal" style:font-weight-complex="normal"/>
    </style:style>
    <style:style style:name="P26" style:family="paragraph" style:parent-style-name="Table_20_Contents">
      <style:text-properties style:font-name="helevetica" officeooo:rsid="00307bf2" officeooo:paragraph-rsid="00307bf2"/>
    </style:style>
    <style:style style:name="P27" style:family="paragraph" style:parent-style-name="Table_20_Contents">
      <style:text-properties style:font-name="helevetica" officeooo:rsid="005036e7" officeooo:paragraph-rsid="005036e7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helevetica" fo:font-size="12pt" fo:letter-spacing="normal" fo:font-style="normal" fo:font-weight="normal" officeooo:rsid="00461963" style:font-size-asian="12pt" style:font-size-complex="12pt"/>
    </style:style>
    <style:style style:name="T5" style:family="text">
      <style:text-properties fo:font-variant="normal" fo:text-transform="none" style:font-name="helevetica" fo:font-size="12pt" fo:letter-spacing="normal" fo:font-style="normal" fo:font-weight="normal" officeooo:rsid="004a0cd2" style:font-size-asian="12pt" style:font-size-complex="12pt"/>
    </style:style>
    <style:style style:name="T6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7" style:family="text">
      <style:text-properties fo:font-variant="normal" fo:text-transform="none" style:font-name="myriad pro" fo:font-size="12pt" fo:letter-spacing="normal" fo:font-style="normal" fo:font-weight="normal" officeooo:rsid="004a0cd2" style:font-size-asian="12pt" style:font-size-complex="12pt"/>
    </style:style>
    <style:style style:name="T8" style:family="text">
      <style:text-properties fo:font-variant="normal" fo:text-transform="none" style:font-name="myriad pro" fo:font-size="12pt" fo:letter-spacing="normal" fo:font-style="normal" fo:font-weight="normal" officeooo:rsid="005036e7" style:font-size-asian="12pt" style:font-size-complex="12pt"/>
    </style:style>
    <style:style style:name="T9" style:family="text">
      <style:text-properties officeooo:rsid="0015d71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a0cd2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a0cd2" style:font-style-asian="italic" style:font-weight-asian="normal" style:font-style-complex="italic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43a38" style:font-weight-asian="normal" style:font-weight-complex="normal"/>
    </style:style>
    <style:style style:name="T17" style:family="text">
      <style:text-properties fo:font-weight="normal" officeooo:rsid="003153e7" style:font-weight-asian="normal" style:font-weight-complex="normal"/>
    </style:style>
    <style:style style:name="T18" style:family="text">
      <style:text-properties fo:font-weight="normal" officeooo:rsid="004a0cd2" style:font-weight-asian="normal" style:font-weight-complex="normal"/>
    </style:style>
    <style:style style:name="T19" style:family="text">
      <style:text-properties fo:font-weight="normal" officeooo:rsid="005036e7" style:font-weight-asian="normal" style:font-weight-complex="normal"/>
    </style:style>
    <style:style style:name="T20" style:family="text">
      <style:text-properties officeooo:rsid="002a10de"/>
    </style:style>
    <style:style style:name="T21" style:family="text">
      <style:text-properties officeooo:rsid="002f6230"/>
    </style:style>
    <style:style style:name="T22" style:family="text">
      <style:text-properties officeooo:rsid="003153e7"/>
    </style:style>
    <style:style style:name="T23" style:family="text">
      <style:text-properties officeooo:rsid="003c5414"/>
    </style:style>
    <style:style style:name="T24" style:family="text">
      <style:text-properties fo:font-style="normal" officeooo:rsid="004a0cd2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4a0cd2" style:font-style-asian="normal" style:font-weight-asian="bold" style:font-style-complex="normal" style:font-weight-complex="bold"/>
    </style:style>
    <style:style style:name="T27" style:family="text">
      <style:text-properties officeooo:rsid="003e8a65"/>
    </style:style>
    <style:style style:name="T28" style:family="text">
      <style:text-properties officeooo:rsid="004a0cd2"/>
    </style:style>
    <style:style style:name="T29" style:family="text">
      <style:text-properties officeooo:rsid="004ba37f"/>
    </style:style>
    <style:style style:name="T30" style:family="text">
      <style:text-properties officeooo:rsid="00502c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Cas d’utilisation N°<text:span text:style-name="T28">1</text:span></text:p>
          </table:table-cell>
        </table:table-row>
        <table:table-row>
          <table:table-cell table:style-name="Table4.A2" office:value-type="string">
            <text:p text:style-name="P11"><text:span text:style-name="T10">Nom : </text:span><text:span text:style-name="T11">Connexion</text:span><text:span text:style-name="T15"> (package : interface </text:span><text:span text:style-name="T16">client ; </text:span><text:span text:style-name="T18">et gestion des commandes</text:span><text:span text:style-name="T15">)</text:span></text:p>
            <text:p text:style-name="P10"><text:span text:style-name="T10">Acteur </text:span>: <text:span text:style-name="T28">Cliens, employés</text:span></text:p>
            <text:p text:style-name="P6"><text:span text:style-name="Strong_20_Emphasis"><text:span text:style-name="T2">Description</text:span></text:span><text:span text:style-name="T6"> </text:span><text:span text:style-name="T3">: </text:span><text:span text:style-name="T7">Le client ou bien les employés doivent pouvoir se connecter sur un système qui reconnaît l’utilisateur et adapte l’interface en fonction de ce dernier. </text:span><text:span text:style-name="T8">(autorisation...)</text:span></text:p>
            <text:p text:style-name="P21"/>
            <text:p text:style-name="P20"><text:span text:style-name="T10">Auteur </text:span>: <text:span text:style-name="T23">Thomas</text:span></text:p>
            <text:p text:style-name="P20"><text:span text:style-name="T10">Date </text:span>: 1<text:span text:style-name="T9">3</text:span> juillet 2018</text:p>
            <text:p text:style-name="P20"/>
            <text:p text:style-name="P5"><text:span text:style-name="Strong_20_Emphasis"><text:span text:style-name="T2">Pré-conditions</text:span></text:span><text:span text:style-name="T3"> : </text:span><text:span text:style-name="T5">Se rendre sur le site « OC PIZZA »</text:span></text:p>
            <text:p text:style-name="P4"><text:span text:style-name="Strong_20_Emphasis"><text:span text:style-name="T2">Démarrage</text:span></text:span><text:span text:style-name="T3"> : L</text:span><text:span text:style-name="T4">’</text:span><text:span text:style-name="T5">utilisateur demande la page « CONNEXION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Le scénario nominal</text:p>
          </table:table-cell>
        </table:table-row>
        <table:table-row>
          <table:table-cell table:style-name="Table2.A2" office:value-type="string">
            <text:p text:style-name="P9"><text:span text:style-name="T10">1 </text:span><text:span text:style-name="T11">Le système affiche les formulaires de connexions.</text:span></text:p>
            <text:p text:style-name="P9"><text:span text:style-name="T12">2 </text:span><text:span text:style-name="T24">L’utilisateur entre ses identifiants et mot de passes.</text:span></text:p>
            <text:p text:style-name="P9"><text:span text:style-name="T25">3 </text:span><text:span text:style-name="T26">Le système</text:span><text:span text:style-name="T24"> connecte l’utilisateur et présente une interface dédiée.</text:span></text:p>
            <text:p text:style-name="P23"><text:span text:style-name="T13">4 </text:span><text:span text:style-name="T14">L’utilisateur</text:span><text:span text:style-name="T11"> </text:span><text:span text:style-name="T18">peut accéder aux fonctionnalités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Les scénarios <text:span text:style-name="T30">d’exceptions</text:span></text:p>
          </table:table-cell>
        </table:table-row>
        <table:table-row>
          <table:table-cell table:style-name="Table3.A2" office:value-type="string">
            <text:p text:style-name="P24">2.<text:span text:style-name="T29">a Le système indique de mauvais identifiants</text:span>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Fin : Scénario nominal, sur <text:span text:style-name="T21">décision</text:span> de l’utilisateur aux étapes 2,3,<text:span text:style-name="T20">4</text:span> ou <text:span text:style-name="T20">7</text:span></text:p>
          </table:table-cell>
        </table:table-row>
        <table:table-row>
          <table:table-cell table:style-name="Table5.A2" office:value-type="string">
            <text:p text:style-name="P12">Post condition : </text:p>
            <text:p text:style-name="P12"/>
            <text:list xml:id="list838012318595510517" text:style-name="L1">
              <text:list-item>
                <text:p text:style-name="P22"><text:span text:style-name="T1">Scénario nominal : </text:span><text:span text:style-name="T9"> Le système affiche un message de bienvenue, exemple : Bonjour Marc et bienvenue sur OC PIZZA</text:span></text:p>
              </text:list-item>
              <text:list-item>
                <text:p text:style-name="P22"/>
              </text:list-item>
            </text:list>
          </table:table-cell>
        </table:table-row>
      </table:table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Ergonomie :</text:p>
            <text:p text:style-name="P25">le formulaire de mail sera contourné de rouge en rouge tant que l’utilisateur n’aura pas saisie une adresse correcte.</text:p>
            <text:p text:style-name="P25"/>
            <text:p text:style-name="P19"/>
          </table:table-cell>
        </table:table-row>
        <table:table-row>
          <table:table-cell table:style-name="Table1.A2" office:value-type="string">
            <text:p text:style-name="P13">Performance attendue</text:p>
            <text:p text:style-name="P26"><text:span text:style-name="T17">-</text:span><text:span text:style-name="T19">La connexion se fera instantanémment.</text:span></text:p>
            <text:p text:style-name="P27"><text:span text:style-name="T19">-</text:span><text:span text:style-name="T15">Le mail poru récupérer le mot de passe devra être envoyé en 2 minutes au maximum</text:span></text:p>
          </table:table-cell>
        </table:table-row>
        <table:table-row table:style-name="Table1.3">
          <table:table-cell table:style-name="Table1.A3" office:value-type="string">
            <text:p text:style-name="P14">Problèmes non résolues ou non évoqués :</text:p>
            <text:p text:style-name="P17">Le client doit’il pouvoir personnaliser sa pizza ?</text:p>
            <text:p text:style-name="P18">Le client pourrait t’il constituer un pannier de pizza avant de s’être connecté.</text:p>
            <text:p text:style-name="P1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myriad pro" svg:font-family="'myriad pro'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7-17T19:14:32.097574617</dc:date>
    <meta:editing-duration>PT1H48M49S</meta:editing-duration>
    <meta:editing-cycles>51</meta:editing-cycles>
    <meta:generator>LibreOffice/5.2.7.2$Linux_ARM_EABI LibreOffice_project/20m0$Build-2</meta:generator>
    <meta:document-statistic meta:table-count="5" meta:image-count="0" meta:object-count="0" meta:page-count="1" meta:paragraph-count="27" meta:word-count="229" meta:character-count="1400" meta:non-whitespace-character-count="1197"/>
  </office:meta>
</office:document-meta>
</file>